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d09" officeooo:paragraph-rsid="000fcd09"/>
    </style:style>
    <style:style style:name="P2" style:family="paragraph" style:parent-style-name="Standard">
      <style:text-properties officeooo:paragraph-rsid="000fcd09"/>
    </style:style>
    <style:style style:name="P3" style:family="paragraph" style:parent-style-name="Standard">
      <style:paragraph-properties fo:text-align="center" style:justify-single-word="false"/>
      <style:text-properties fo:font-size="18pt" officeooo:rsid="000dda4c" officeooo:paragraph-rsid="000dda4c" style:font-size-asian="18pt" style:font-size-complex="18pt"/>
    </style:style>
    <style:style style:name="P4" style:family="paragraph" style:parent-style-name="Standard">
      <style:text-properties officeooo:rsid="00113da3" officeooo:paragraph-rsid="00113da3"/>
    </style:style>
    <style:style style:name="P5" style:family="paragraph" style:parent-style-name="Standard" style:list-style-name="L1">
      <style:text-properties officeooo:rsid="000fcd09" officeooo:paragraph-rsid="000fcd09"/>
    </style:style>
    <style:style style:name="P6" style:family="paragraph" style:parent-style-name="Standard" style:list-style-name="L2">
      <style:text-properties officeooo:rsid="000fcd09" officeooo:paragraph-rsid="000fcd09"/>
    </style:style>
    <style:style style:name="P7" style:family="paragraph" style:parent-style-name="Standard" style:list-style-name="L2">
      <style:text-properties officeooo:rsid="000fcd09" officeooo:paragraph-rsid="001195ad"/>
    </style:style>
    <style:style style:name="P8" style:family="paragraph" style:parent-style-name="Standard" style:list-style-name="L3">
      <style:text-properties officeooo:rsid="000fcd09" officeooo:paragraph-rsid="000fcd09"/>
    </style:style>
    <style:style style:name="P9" style:family="paragraph" style:parent-style-name="Standard">
      <style:text-properties officeooo:rsid="000fcd09" officeooo:paragraph-rsid="000fcd09"/>
    </style:style>
    <style:style style:name="P10" style:family="paragraph" style:parent-style-name="Standard" style:list-style-name="L4">
      <style:text-properties officeooo:rsid="00113da3" officeooo:paragraph-rsid="00113da3"/>
    </style:style>
    <style:style style:name="P11" style:family="paragraph" style:parent-style-name="Standard">
      <style:paragraph-properties fo:text-align="center" style:justify-single-word="false"/>
      <style:text-properties officeooo:rsid="000dda4c" officeooo:paragraph-rsid="000dda4c"/>
    </style:style>
    <style:style style:name="T1" style:family="text">
      <style:text-properties officeooo:rsid="000fcd09"/>
    </style:style>
    <style:style style:name="T2" style:family="text">
      <style:text-properties officeooo:rsid="001195ad"/>
    </style:style>
    <style:style style:name="T3" style:family="text">
      <style:text-properties style:font-name="LM Mono 10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botX Forum: ROS/Gazebo Tutorial</text:p>
      <text:p text:style-name="P11"><text:span text:style-name="T4">Getting Started</text:span></text:p>
      <text:h text:style-name="Heading_20_2" text:outline-level="2">Login</text:h>
      <text:p text:style-name="P1">All of the computers are setup with an administrator account for your use:</text:p>
      <text:list xml:id="list994400402" text:style-name="L1">
        <text:list-item>
          <text:p text:style-name="P5">Username = robotx</text:p>
        </text:list-item>
        <text:list-item>
          <text:p text:style-name="P5">Full Name = RobotX Tutorial</text:p>
        </text:list-item>
        <text:list-item>
          <text:p text:style-name="P5">Password = sydney</text:p>
          <text:p text:style-name="P5"/>
        </text:list-item>
      </text:list>
      <text:h text:style-name="Heading_20_2" text:outline-level="2">Computer Etiquette</text:h>
      <text:list xml:id="list439882720" text:style-name="L2">
        <text:list-item>
          <text:p text:style-name="P6">Your account has sudo (AKA administrator) privileges so BE CAREFUL WHEN USING sudo! <text:s/>If you are issuing a command with <text:span text:style-name="T3">sudo</text:span>, and don't completely understand what you are doing, stop and ask.</text:p>
        </text:list-item>
        <text:list-item>
          <text:p text:style-name="P7">DO NOT edit or modify and ROS files under /opt/ros. </text:p>
        </text:list-item>
        <text:list-item>
          <text:p text:style-name="P6">DO NOT upgrade the operating system, which is Ubuntu 14.04, to more recent releases of Ubuntu.</text:p>
        </text:list-item>
        <text:list-item>
          <text:p text:style-name="P6">DO NOT install other versions of ROS other than ROS Indigo. <text:s/>You should not need to install anything for this tutorial</text:p>
        </text:list-item>
        <text:list-item>
          <text:p text:style-name="P6">No Backup: The files on these computers are NOT BACKED UP. Any files that you leave in your account on these computers can disappear at any time. <text:s/>They will not be deleted on purpose, but things fail.</text:p>
        </text:list-item>
        <text:list-item>
          <text:p text:style-name="P6">No PII: These laptops are shared <text:span text:style-name="T2">and insecure</text:span> - don't save personal information <text:line-break/>(passwords, etc.) on them. </text:p>
        </text:list-item>
      </text:list>
      <text:p text:style-name="P1"/>
      <text:h text:style-name="Heading_20_2" text:outline-level="2">Tutorial Website</text:h>
      <text:p text:style-name="P1">The tutorial material is stored on the Naval Postgraduate School Confluence Wiki. <text:s/>Whan you open the Firefox browser, you should be directed to the main page. <text:s/>If you need to get to the page the URL is:</text:p>
      <text:list xml:id="list2999518031" text:style-name="L3">
        <text:list-item>
          <text:p text:style-name="P8"><text:a xlink:type="simple" xlink:href="https://wiki.nps.edu/display/ROSSC/Robotics+Operating+System+Short-Course+Home" text:style-name="Internet_20_link" text:visited-style-name="Visited_20_Internet_20_Link">https://wiki.nps.edu/display/ROSSC/Robotics+Operating+System+Short-Course+Home</text:a></text:p>
        </text:list-item>
      </text:list>
      <text:p text:style-name="P2"><text:span text:style-name="T1">We will be using the material listed under </text:span><text:a xlink:type="simple" xlink:href="https://wiki.nps.edu/pages/viewpage.action?pageId=944013350" text:style-name="Internet_20_link" text:visited-style-name="Visited_20_Internet_20_Link">Tutorial: ROS/Gazebo for Maritime Robotics</text:a></text:p>
      <text:p text:style-name="P2"/>
      <text:p text:style-name="P4">You will likely get a warning when first going to the site that says, “Your connection is not secure”.</text:p>
      <text:list xml:id="list646236276" text:style-name="L4">
        <text:list-item>
          <text:p text:style-name="P10">Click on “Advanced” → “Add Exception...” →<text:span text:style-name="T2"> “Confirm Security Exception” <text:line-break/></text:span>to get past this warn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04:10.066404427</meta:creation-date>
    <dc:date>2017-12-08T12:14:35.188601229</dc:date>
    <meta:editing-duration>PT13M54S</meta:editing-duration>
    <meta:editing-cycles>4</meta:editing-cycles>
    <meta:generator>LibreOffice/5.4.3.2$Linux_X86_64 LibreOffice_project/40m0$Build-2</meta:generator>
    <meta:print-date>2017-12-08T12:14:30.692487563</meta:print-date>
    <meta:document-statistic meta:table-count="0" meta:image-count="0" meta:object-count="0" meta:page-count="1" meta:paragraph-count="21" meta:word-count="265" meta:character-count="1561" meta:non-whitespace-character-count="1319"/>
  </office:meta>
</office:document-meta>
</file>